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21cm" svg:height="2.381cm" svg:x="4.77cm" svg:y="8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78cm" svg:height="0.78cm" svg:x="5.087cm" svg:y="8.316cm">
          <draw:text-box>
            <text:p><text:span text:style-name="T1">tâche1</text:span></text:p>
          </draw:text-box>
        </draw:frame>
        <draw:custom-shape draw:style-name="gr3" draw:text-style-name="P1" draw:layer="layout" svg:width="1.429cm" svg:height="1.429cm" svg:x="5.246cm" svg:y="9.09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6.329cm" svg:y="9.672cm">
          <text:p/>
          <draw:enhanced-geometry svg:viewBox="0 0 21600 21600" draw:mirror-vertical="true" draw:mirror-horizontal="false" draw:text-areas="?f0 ?f7 ?f2 21600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5.263cm" svg:y="9.599cm">
          <text:p/>
          <draw:enhanced-geometry svg:viewBox="0 0 21600 21600" draw:mirror-vertical="false" draw:mirror-horizontal="false" draw:text-areas="?f0 ?f7 ?f2 21600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365cm" svg:height="2.381cm" svg:x="9.271cm" svg:y="8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78cm" svg:height="0.78cm" svg:x="9.588cm" svg:y="8.317cm">
          <draw:text-box>
            <text:p><text:span text:style-name="T1">tâche2</text:span></text:p>
          </draw:text-box>
        </draw:frame>
        <draw:custom-shape draw:style-name="gr3" draw:text-style-name="P1" draw:layer="layout" svg:width="1.429cm" svg:height="1.429cm" svg:x="9.747cm" svg:y="9.09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10.83cm" svg:y="9.673cm">
          <text:p/>
          <draw:enhanced-geometry svg:viewBox="0 0 21600 21600" draw:mirror-vertical="true" draw:mirror-horizontal="false" draw:text-areas="?f0 ?f7 ?f2 21600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9.764cm" svg:y="9.6cm">
          <text:p/>
          <draw:enhanced-geometry svg:viewBox="0 0 21600 21600" draw:mirror-vertical="false" draw:mirror-horizontal="false" draw:text-areas="?f0 ?f7 ?f2 21600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381cm" svg:height="2.381cm" svg:x="13.671cm" svg:y="8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78cm" svg:height="0.78cm" svg:x="13.988cm" svg:y="8.317cm">
          <draw:text-box>
            <text:p><text:span text:style-name="T1">tâche3</text:span></text:p>
          </draw:text-box>
        </draw:frame>
        <draw:custom-shape draw:style-name="gr3" draw:text-style-name="P1" draw:layer="layout" svg:width="1.429cm" svg:height="1.429cm" svg:x="14.147cm" svg:y="9.09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15.23cm" svg:y="9.673cm">
          <text:p/>
          <draw:enhanced-geometry svg:viewBox="0 0 21600 21600" draw:mirror-vertical="true" draw:mirror-horizontal="false" draw:text-areas="?f0 ?f7 ?f2 21600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14.164cm" svg:y="9.6cm">
          <text:p/>
          <draw:enhanced-geometry svg:viewBox="0 0 21600 21600" draw:mirror-vertical="false" draw:mirror-horizontal="false" draw:text-areas="?f0 ?f7 ?f2 21600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.064cm" svg:height="0.794cm" svg:x="7.191cm" svg:y="9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064cm" svg:height="0.794cm" svg:x="11.636cm" svg:y="9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064cm" svg:height="0.794cm" svg:x="2.691cm" svg:y="9.096cm">
          <text:p text:style-name="P1"><text:span text:style-name="T2">entré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074cm" svg:height="0.794cm" svg:x="16.081cm" svg:y="9.096cm">
          <text:p text:style-name="P1"><text:span text:style-name="T2">sorti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Yann Thoma</meta:initial-creator>
    <meta:creation-date>2009-02-05T10:45:37</meta:creation-date>
    <dc:date>2009-02-18T16:56:15</dc:date>
    <meta:editing-cycles>4</meta:editing-cycles>
    <meta:editing-duration>PT03H50M16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